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2" style:family="paragraph" style:parent-style-name="Standard">
      <style:paragraph-properties fo:margin-left="0cm" fo:margin-right="-0.004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-0.004cm" fo:text-indent="0cm" style:auto-text-indent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8" style:family="paragraph" style:parent-style-name="Standard">
      <style:paragraph-properties fo:margin-left="0cm" fo:margin-right="-0.004cm" fo:text-indent="0cm" style:auto-text-indent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cm" fo:margin-right="-0.004cm" fo:text-indent="0cm" style:auto-text-indent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-0.004cm" style:line-height-at-least="0.423cm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style:snap-to-layout-grid="false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>
        <style:tab-stops>
          <style:tab-stop style:position="10.001cm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text-align="justify" style:justify-single-word="false"/>
      <style:text-properties fo:color="#008000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color="#008000" fo:font-size="12pt" style:font-size-asian="12pt" style:font-size-complex="12pt"/>
    </style:style>
    <style:style style:name="P19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008000" fo:font-size="12pt" fo:font-weight="bold" style:font-size-asian="12pt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21" style:family="paragraph" style:parent-style-name="Standard">
      <style:text-properties fo:color="#ff0000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24" style:family="paragraph" style:parent-style-name="Standard">
      <style:text-properties fo:color="#ff0000"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line-height="150%">
        <style:tab-stops>
          <style:tab-stop style:position="10.001cm"/>
        </style:tab-stops>
      </style:paragraph-properties>
      <style:text-properties fo:color="#ff0000" fo:font-size="12pt" fo:font-weight="bold" style:font-size-asian="12pt" style:font-weight-asian="bold" style:font-size-complex="12pt"/>
    </style:style>
    <style:style style:name="P26" style:family="paragraph" style:parent-style-name="Standard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27" style:family="paragraph" style:parent-style-name="Standard">
      <style:paragraph-properties fo:text-align="justify" style:justify-single-word="false"/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P28" style:family="paragraph" style:parent-style-name="Standard">
      <style:paragraph-properties>
        <style:tab-stops>
          <style:tab-stop style:position="8.251cm"/>
        </style:tab-stops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left="0.501cm" fo:margin-right="-0.004cm" fo:text-align="justify" style:justify-single-word="false" fo:text-indent="-0.501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2cm" fo:margin-right="-0.004cm" fo:text-align="justify" style:justify-single-word="false" fo:text-indent="-2cm" style:auto-text-indent="false"/>
    </style:style>
    <style:style style:name="P32" style:family="paragraph" style:parent-style-name="Standard">
      <style:paragraph-properties fo:margin-left="2cm" fo:margin-right="-0.004cm" fo:text-align="justify" style:justify-single-word="false" fo:text-indent="-2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page">
        <style:tab-stops>
          <style:tab-stop style:position="8.251cm"/>
        </style:tab-stops>
      </style:paragraph-properties>
    </style:style>
    <style:style style:name="P34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</style:style>
    <style:style style:name="P35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8000" fo:font-size="12pt" fo:font-weight="bold" style:font-size-asian="12pt" style:font-weight-asian="bold"/>
    </style:style>
    <style:style style:name="P36" style:family="paragraph" style:parent-style-name="Standard">
      <style:paragraph-properties fo:margin-left="8.251cm" fo:margin-right="-0.004cm" fo:text-indent="-8.251cm" style:auto-text-indent="false">
        <style:tab-stops>
          <style:tab-stop style:position="0cm"/>
          <style:tab-stop style:position="0.501cm"/>
        </style:tab-stops>
      </style:paragraph-properties>
      <style:text-properties fo:font-size="3pt" style:font-size-asian="3pt" style:font-size-complex="3pt"/>
    </style:style>
    <style:style style:name="P37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ff0000" fo:font-size="12pt" fo:font-weight="bold" style:font-size-asian="12pt" style:font-weight-asian="bold"/>
    </style:style>
    <style:style style:name="P38" style:family="paragraph" style:parent-style-name="Standard">
      <style:paragraph-properties fo:margin-left="8.251cm" fo:margin-right="-0.004cm" fo:text-indent="-8.251cm" style:auto-text-indent="false">
        <style:tab-stops>
          <style:tab-stop style:position="0.75cm"/>
        </style:tab-stops>
      </style:paragraph-properties>
      <style:text-properties fo:color="#0000ff" fo:font-size="12pt" fo:font-weight="bold" style:font-size-asian="12pt" style:font-weight-asian="bold"/>
    </style:style>
    <style:style style:name="P39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font-size="12pt" style:font-size-asian="12pt"/>
    </style:style>
    <style:style style:name="P40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41" style:family="paragraph" style:parent-style-name="Standard">
      <style:paragraph-properties fo:margin-left="1cm" fo:margin-right="0cm" fo:text-align="justify" style:justify-single-word="false" fo:text-indent="-1cm" style:auto-text-indent="false"/>
    </style:style>
    <style:style style:name="P42" style:family="paragraph" style:parent-style-name="Standard">
      <style:paragraph-properties fo:margin-left="1cm" fo:margin-right="0cm" fo:text-align="justify" style:justify-single-word="false" fo:text-indent="-1cm" style:auto-text-indent="false"/>
      <style:text-properties fo:color="#ff0000" fo:font-size="12pt" style:font-size-asian="12pt"/>
    </style:style>
    <style:style style:name="P43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4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</style:style>
    <style:style style:name="P45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12pt" style:font-size-asian="12pt"/>
    </style:style>
    <style:style style:name="P46" style:family="paragraph" style:parent-style-name="Standard">
      <style:paragraph-properties fo:margin-left="2cm" fo:margin-right="0cm" fo:text-align="justify" style:justify-single-word="false" fo:text-indent="-2cm" style:auto-text-indent="false">
        <style:tab-stops>
          <style:tab-stop style:position="-1cm"/>
        </style:tab-stops>
      </style:paragraph-properties>
      <style:text-properties fo:font-size="6pt" style:font-size-asian="6pt" style:font-size-complex="6pt"/>
    </style:style>
    <style:style style:name="P47" style:family="paragraph" style:parent-style-name="Standard">
      <style:paragraph-properties fo:margin-left="6.001cm" fo:margin-right="6.001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8" style:family="paragraph" style:parent-style-name="Standard">
      <style:paragraph-properties fo:margin-left="6.001cm" fo:margin-right="5.997cm" fo:text-align="justify" style:justify-single-word="false" fo:text-indent="0cm" style:auto-text-indent="false" fo:padding-left="0.141cm" fo:padding-right="0.141cm" fo:padding-top="0.106cm" fo:padding-bottom="0.106cm" fo:border="0.018cm solid #000000">
        <style:tab-stops>
          <style:tab-stop style:position="-5.001cm"/>
        </style:tab-stops>
      </style:paragraph-properties>
      <style:text-properties fo:font-size="12pt" style:font-size-asian="12pt"/>
    </style:style>
    <style:style style:name="P49" style:family="paragraph" style:parent-style-name="Standard">
      <style:paragraph-properties fo:margin-left="0cm" fo:margin-right="2cm" style:line-height-at-least="0.423cm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margin-left="1cm" fo:margin-right="0.997cm" fo:text-align="center" style:justify-single-word="false" fo:text-indent="0cm" style:auto-text-indent="false" fo:background-color="#cccccc" style:border-line-width="0.002cm 0.035cm 0.002cm" fo:padding-left="0.035cm" fo:padding-right="0.035cm" fo:padding-top="0.035cm" fo:padding-bottom="0.071cm" fo:border="0.039cm double #000000">
        <style:background-image/>
      </style:paragraph-properties>
      <style:text-properties fo:font-size="14pt" fo:font-weight="bold" style:font-size-asian="14pt" style:font-weight-asian="bold"/>
    </style:style>
    <style:style style:name="P5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2" style:family="paragraph" style:parent-style-name="Standard" style:list-style-name="WW8Num4">
      <style:paragraph-properties fo:margin-left="-2.501cm" fo:margin-right="-0.004cm" fo:text-align="justify" style:justify-single-word="false" fo:text-indent="0cm" style:auto-text-indent="false"/>
    </style:style>
    <style:style style:name="P53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8000" fo:font-size="12pt" fo:font-weight="bold" style:font-size-asian="12pt" style:font-weight-asian="bold"/>
    </style:style>
    <style:style style:name="T10" style:family="text">
      <style:text-properties fo:color="#008000" fo:font-size="12pt" style:font-size-asian="12pt"/>
    </style:style>
    <style:style style:name="T11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color="#ff0000" fo:font-size="12pt" style:font-size-asian="12pt"/>
    </style:style>
    <style:style style:name="T13" style:family="text">
      <style:text-properties fo:color="#ff0000" fo:font-size="12pt" style:font-size-asian="12pt" style:font-size-complex="12pt"/>
    </style:style>
    <style:style style:name="T14" style:family="text">
      <style:text-properties fo:color="#ff0000" fo:font-size="12pt" fo:font-weight="bold" style:font-size-asian="12pt" style:font-weight-asian="bold"/>
    </style:style>
    <style:style style:name="T15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6" style:family="text">
      <style:text-properties fo:color="#0000ff" fo:font-size="12pt" style:font-size-asian="12pt"/>
    </style:style>
    <style:style style:name="T17" style:family="text">
      <style:text-properties fo:color="#0000ff" fo:font-size="12pt" fo:font-weight="bold" style:font-size-asian="12pt" style:font-weight-asian="bold"/>
    </style:style>
    <style:style style:name="T18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9" style:family="text">
      <style:text-properties fo:color="#cc9900" style:font-name="Tahoma" fo:font-size="9pt" style:font-size-asian="9pt" style:font-name-complex="Tahoma" style:font-size-complex="9pt"/>
    </style:style>
    <style:style style:name="T20" style:family="text">
      <style:text-properties style:font-name="Wingdings" fo:font-size="12pt" style:font-size-asian="12pt" style:font-size-complex="12pt"/>
    </style:style>
    <style:style style:name="T21" style:family="text">
      <style:text-properties fo:text-transform="uppercase" fo:color="#800080" fo:font-size="12pt" fo:font-style="italic" fo:background-color="#ffff00" style:font-size-asian="12pt" style:font-style-asian="italic" style:font-size-complex="12pt"/>
    </style:style>
    <style:style style:name="T22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3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aseACocher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24">%#include </text:span><text:span text:style-name="T25">enTetesDecisionRFM</text:span><text:span text:style-name="T24">#%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18">A adresser à</text:span><text:span text:style-name="T19"> :</text:span></text:p>
            <text:p text:style-name="Standard"><text:span text:style-name="T19">pour </text:span><text:span text:style-name="T8">CCVD</text:span><text:span text:style-name="T19"> + </text:span><text:span text:style-name="T15">SAS Lsne</text:span></text:p>
          </table:table-cell>
          <table:table-cell table:style-name="Table1.B1" office:value-type="string">
            <text:p text:style-name="P18">Monsieur</text:p>
            <text:p text:style-name="P20">Carlos Madrid</text:p>
            <text:p text:style-name="P17">Médecin-dentiste conseil de</text:p>
            <text:p text:style-name="P20">l’Administration Cantonale Vaudoise</text:p>
            <text:p text:style-name="P17">Route de Berne 52</text:p>
            <text:p text:style-name="P20">1010 Lausanne</text:p>
          </table:table-cell>
        </table:table-row>
        <table:table-row table:style-name="Table1.1">
          <table:table-cell table:style-name="Table1.A1" office:value-type="string">
            <text:p text:style-name="P12"><text:span text:style-name="T18">A adresser à</text:span><text:span text:style-name="T19"> :</text:span></text:p>
            <text:p text:style-name="Standard"><text:span text:style-name="T19">pour </text:span><text:span text:style-name="T11">CCJU</text:span></text:p>
          </table:table-cell>
          <table:table-cell table:style-name="Table1.B1" office:value-type="string">
            <text:p text:style-name="P23">Monsieur</text:p>
            <text:p text:style-name="P22">Christian Mischler</text:p>
            <text:p text:style-name="P22">Médecin-dentiste conseil</text:p>
            <text:p text:style-name="P22">CM Clinique Dentaire</text:p>
            <text:p text:style-name="P22">St-Randoald 2</text:p>
            <text:p text:style-name="P22">2852 Courtételle</text:p>
            <text:p text:style-name="P27">ou</text:p>
            <text:p text:style-name="P22">Monsieur</text:p>
            <text:p text:style-name="P22">Eric Develey</text:p>
            <text:p text:style-name="P22">Médecin-dentiste conseil</text:p>
            <text:p text:style-name="P22">Av. Léopold-Robert 65</text:p>
            <text:p text:style-name="P22">2301 La Chaux-de-Fonds</text:p>
          </table:table-cell>
        </table:table-row>
      </table:table>
      <text:p text:style-name="P13"/>
      <text:p text:style-name="P29"><text:span text:style-name="T6">%=DOSSIER=%</text:span><text:bookmark-start text:name="OLE_LINK3"/><text:span text:style-name="T6"><text:tab/></text:span><text:bookmark-end text:name="OLE_LINK3"/><text:bookmark text:name="dossier"/><text:bookmark text:name="OLE_LINK4"/></text:p>
      <text:p text:style-name="P49">%=NSS=%<text:tab/><text:bookmark text:name="AVS"/><text:bookmark text:name="OLE_LINK5"/></text:p>
      <text:p text:style-name="P10"/>
      <text:p text:style-name="P10"/>
      <text:p text:style-name="P50">%=DEVIS=%</text:p>
      <text:p text:style-name="P9"/>
      <text:p text:style-name="P9"/>
      <text:p text:style-name="P2">%=DENTISTE=%</text:p>
      <text:p text:style-name="P3"/>
      <text:p text:style-name="P11">%=DATE_DEVIS=%<text:tab/>%=MONTANT=%</text:p>
      <text:p text:style-name="P4"/>
      <text:p text:style-name="P4"/>
      <text:p text:style-name="P4">%=TITRE=%</text:p>
      <text:p text:style-name="P4"/>
      <text:p text:style-name="P5">%=DEVIS_ORTHO=%</text:p>
      <text:p text:style-name="P5"/>
      <text:p text:style-name="P5">%=RARETE=%</text:p>
      <text:p text:style-name="P5"/>
      <text:list text:style-name="WW8Num4">
        <text:list-item>
          <text:p text:style-name="P52"><text:span text:style-name="T7">%=BERNE=%</text:span><text:span text:style-name="T4"> %=GRAVITE=%</text:span><text:span text:style-name="T6"> %=NECESSAIRE=%</text:span></text:p>
        </text:list-item>
      </text:list>
      <text:p text:style-name="P30"/>
      <text:list text:style-name="WW8Num4" text:continue-numbering="true">
        <text:list-item>
          <text:p text:style-name="P52"><text:span text:style-name="T6">%=DOCTEUR_ADRESSE=% </text:span><text:span text:style-name="T20"></text:span><text:span text:style-name="T6"> %=RECONNU=%</text:span></text:p>
        </text:list-item>
      </text:list>
      <text:p text:style-name="P4"/>
      <text:p text:style-name="P5">%=DOSSIER_COMPLET=%</text:p>
      <text:p text:style-name="P5"/>
      <text:p text:style-name="P4">%=SALUTATIONS=%</text:p>
      <text:p text:style-name="P5"/>
      <text:p text:style-name="P5"/>
      <text:p text:style-name="P1"><text:tab/><text:span text:style-name="T22">%#</text:span><text:span text:style-name="T23">include <text:s/>signatureRFM</text:span><text:span text:style-name="T22">#%</text:span></text:p>
      <text:p text:style-name="P8"/>
      <text:p text:style-name="P8"/>
      <text:p text:style-name="P7"><text:span text:style-name="T2">%=PS=%</text:span><text:span text:style-name="T6"> :<text:tab/>%=MERCI=%</text:span></text:p>
      <text:p text:style-name="P5"/>
      <text:p text:style-name="P31"><text:span text:style-name="T2">%=ANNEXE=%</text:span><text:span text:style-name="T6">:<text:tab/>- %=DEVIS=%</text:span></text:p>
      <text:p text:style-name="P32"><text:soft-page-break/><text:tab/>- %=QUESTIONS=%</text:p>
      <text:p text:style-name="P32"><text:tab/>- %=FICHE_REPONSE=%</text:p>
      <text:p text:style-name="P33"><text:span text:style-name="T9">Dr Carlos Madrid</text:span><text:span text:style-name="T5"><text:tab/></text:span><text:span text:style-name="T10">L</text:span><text:span text:style-name="T16">a</text:span><text:span text:style-name="T10">u</text:span><text:span text:style-name="T16">s</text:span><text:span text:style-name="T10">a</text:span><text:span text:style-name="T16">n</text:span><text:span text:style-name="T10">n</text:span><text:span text:style-name="T16">e</text:span><text:span text:style-name="T10">, </text:span><text:span text:style-name="T16">l</text:span><text:span text:style-name="T10">e</text:span><text:span text:style-name="T16"> </text:span></text:p>
      <text:p text:style-name="P28"><text:span text:style-name="T16">Médecin-dentiste conseil de<text:tab/></text:span><text:span text:style-name="T13">Courtételle</text:span><text:span text:style-name="T12">, le </text:span></text:p>
      <text:p text:style-name="P28"><text:span text:style-name="T10">l’Administration Cantonale Vaudoise<text:tab/></text:span><text:span text:style-name="T21">ou</text:span></text:p>
      <text:p text:style-name="P28"><text:span text:style-name="T16">Route de Berne 52<text:tab/></text:span><text:span text:style-name="T12">La Chaux-de-Fonds, le </text:span></text:p>
      <text:p text:style-name="P19">1010 Lausanne</text:p>
      <text:p text:style-name="P24">Dr Christian Mischler</text:p>
      <text:p text:style-name="P21">Médecin-dentiste conseil</text:p>
      <text:p text:style-name="P21">CM Clinique Dentaire</text:p>
      <text:p text:style-name="P21">St-Randoald 2</text:p>
      <text:p text:style-name="P24">2852 Courtételle</text:p>
      <text:p text:style-name="P26">ou</text:p>
      <text:p text:style-name="P24">Dr Eric Develey</text:p>
      <text:p text:style-name="P21">Médecin-dentiste conseil</text:p>
      <text:p text:style-name="P21">Av. Léopold-Robert 65</text:p>
      <text:p text:style-name="P25">2301 La Chaux-de-Fonds</text:p>
      <text:p text:style-name="P35"><text:tab/>Caisse cantonale vaudoise</text:p>
      <text:p text:style-name="P35"><text:tab/>de compensation</text:p>
      <text:p text:style-name="P35"><text:tab/>Service des PC</text:p>
      <text:p text:style-name="P35"><text:tab/>Case postale 55</text:p>
      <text:p text:style-name="P35"><text:tab/>1815 Clarens</text:p>
      <text:p text:style-name="P36"/>
      <text:p text:style-name="P34"><text:span text:style-name="T1"><text:tab/></text:span><text:span text:style-name="T14">Caisse de compensation du Jura</text:span></text:p>
      <text:p text:style-name="P37"><text:tab/>Service des prestations</text:p>
      <text:p text:style-name="P37"><text:tab/>Rue Bel-Air 3</text:p>
      <text:p text:style-name="P37"><text:tab/>2350 Saignelégier</text:p>
      <text:p text:style-name="P36"/>
      <text:p text:style-name="P34"><text:span text:style-name="T1"><text:tab/></text:span><text:span text:style-name="T17">Agence communale</text:span></text:p>
      <text:p text:style-name="P38"><text:tab/>d'assurances sociales</text:p>
      <text:p text:style-name="P38"><text:tab/>Bureau des PC</text:p>
      <text:p text:style-name="P38"><text:tab/>Case postale 5032</text:p>
      <text:p text:style-name="P38"><text:tab/>1002 Lausanne</text:p>
      <text:p text:style-name="P15"/>
      <text:p text:style-name="P15"/>
      <text:p text:style-name="P15"/>
      <text:p text:style-name="P29"><text:span text:style-name="T6">%=DOSSIER=%</text:span><text:bookmark-start text:name="OLE_LINK31"/><text:span text:style-name="T6"><text:tab/></text:span><text:bookmark-end text:name="OLE_LINK31"/><text:bookmark text:name="dossier1"/><text:bookmark text:name="OLE_LINK41"/></text:p>
      <text:p text:style-name="P14">%=NSS=%<text:tab/></text:p>
      <text:p text:style-name="P15"/>
      <text:p text:style-name="P15"/>
      <text:p text:style-name="P15"/>
      <text:p text:style-name="P16">%=TITRE=%</text:p>
      <text:p text:style-name="P6"/>
      <text:p text:style-name="P4">%=REPONSE=%</text:p>
      <text:p text:style-name="P40"/>
      <text:p text:style-name="P41"><text:span text:style-name="T5"><draw:control text:anchor-type="as-char" draw:z-index="0" draw:style-name="gr1" draw:text-style-name="P53" svg:width="0.318cm" svg:height="0.318cm" draw:control="control1"/></text:span><text:span text:style-name="T5"><text:tab/>%=PAS_CONTACTE=%</text:span></text:p>
      <text:p text:style-name="P39"/>
      <text:p text:style-name="P41"><text:span text:style-name="T12"><draw:control text:anchor-type="as-char" draw:z-index="1" draw:style-name="gr1" draw:text-style-name="P53" svg:width="0.318cm" svg:height="0.318cm" draw:control="control2"/></text:span><text:span text:style-name="T12"><text:tab/>%=CONTACTE_DATE=%</text:span></text:p>
      <text:p text:style-name="P42"/>
      <text:p text:style-name="P41"><text:span text:style-name="T5"><draw:control text:anchor-type="as-char" draw:z-index="2" draw:style-name="gr1" draw:text-style-name="P53" svg:width="0.318cm" svg:height="0.318cm" draw:control="control3"/></text:span><text:span text:style-name="T5"><text:tab/>%=CONTACTE_SOLUTION=%</text:span></text:p>
      <text:p text:style-name="P45"/>
      <text:p text:style-name="P44"><text:span text:style-name="T5"><text:tab/></text:span><text:span text:style-name="T5"><draw:control text:anchor-type="as-char" draw:z-index="3" draw:style-name="gr1" draw:text-style-name="P53" svg:width="0.318cm" svg:height="0.318cm" draw:control="control4"/></text:span><text:span text:style-name="T5"><text:tab/>%=NOTE_CORRECTE=%</text:span></text:p>
      <text:p text:style-name="P45"/>
      <text:p text:style-name="P44"><text:span text:style-name="T5"><text:tab/></text:span><text:span text:style-name="T5"><draw:control text:anchor-type="as-char" draw:z-index="4" draw:style-name="gr1" draw:text-style-name="P53" svg:width="0.318cm" svg:height="0.318cm" draw:control="control5"/></text:span><text:span text:style-name="T5"><text:tab/>%=RAMENE=%</text:span></text:p>
      <text:p text:style-name="P46"/>
      <text:p text:style-name="P47">%=FR=% </text:p>
      <text:p text:style-name="P45"><text:soft-page-break/></text:p>
      <text:p text:style-name="P44"><text:span text:style-name="T5"><text:tab/></text:span><text:span text:style-name="T5"><draw:control text:anchor-type="as-char" draw:z-index="5" draw:style-name="gr1" draw:text-style-name="P53" svg:width="0.318cm" svg:height="0.318cm" draw:control="control6"/></text:span><text:tab/><text:span text:style-name="T5">%=TRAITEMENT=%</text:span><text:span text:style-name="T3">%=SEA=%</text:span><text:span text:style-name="T5">%=LOI=%</text:span><text:span text:style-name="T3">%=SA=%</text:span><text:span text:style-name="T5"> %=RESTE_MONTANT=%</text:span></text:p>
      <text:p text:style-name="P46"/>
      <text:p text:style-name="P48">%=FR=% </text:p>
      <text:p text:style-name="P46"/>
      <text:p text:style-name="P43">%=DETAILS=%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2.50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5:56:00</meta:creation-date>
    <dc:creator>Mike Boillat</dc:creator>
    <dc:date>2012-02-23T15:56:19</dc:date>
    <meta:print-date>2009-07-21T14:47:00</meta:print-date>
    <meta:editing-cycles>17</meta:editing-cycles>
    <meta:editing-duration>PT3H20M1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07154050</meta:user-defined>
    <meta:document-statistic meta:table-count="1" meta:image-count="0" meta:object-count="0" meta:page-count="4" meta:paragraph-count="82" meta:word-count="206" meta:character-count="1509"/>
  </office:meta>
</office:document-meta>
</file>